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officeooo:rsid="000b34c0" officeooo:paragraph-rsid="000b34c0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60pt" officeooo:rsid="000b34c0" officeooo:paragraph-rsid="000b34c0" style:font-size-asian="60pt" style:font-size-complex="6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>fal_dummy</text:p>
      <text:p text:style-name="P1"/>
      <text:p text:style-name="P1">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tehlik</meta:initial-creator>
    <meta:creation-date>2015-02-11T11:38:10.491872224</meta:creation-date>
    <dc:date>2015-02-11T11:39:33.661415754</dc:date>
    <dc:creator>Alexander Stehlik</dc:creator>
    <meta:editing-duration>PT1M23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3" meta:character-count="22" meta:non-whitespace-character-count="21"/>
  </office:meta>
</office:document-meta>
</file>